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fill="solid" draw:fill-color="#000000" draw:fill-image-width="0cm" draw:fill-image-height="0cm" fo:min-height="21.47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54pt" fo:font-style="normal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Oczekuję Ciebie, Panie</text:span><text:span text:style-name="T1"><text:line-break/></text:span><text:span text:style-name="T1">Jesteś mym oczekiwaniem</text:span><text:span text:style-name="T1"><text:line-break/></text:span><text:span text:style-name="T1">Uspokajasz serce moje</text:span><text:span text:style-name="T1"><text:line-break/></text:span><text:span text:style-name="T1">Uciszeniem jesteś i pokojem mym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8cm" svg:height="21.473cm" svg:x="0cm" svg:y="-0.236cm" presentation:class="title" presentation:user-transformed="true">
          <draw:text-box>
            <text:p text:style-name="P1"><text:span text:style-name="T1">1. Nie chcę zbyt wysoko sięgać, Panie</text:span><text:span text:style-name="T1"><text:line-break/></text:span><text:span text:style-name="T1">Patrzeć tam, gdzie pycha lśni i chwała</text:span><text:span text:style-name="T1"><text:line-break/></text:span><text:span text:style-name="T1">Chociaż tak wyniosłe ich mieszkanie</text:span><text:span text:style-name="T1"><text:line-break/></text:span><text:span text:style-name="T1">Choć zazdrości godna świata ch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Oczekuję Ciebie, Panie</text:span><text:span text:style-name="T1"><text:line-break/></text:span><text:span text:style-name="T1">Jesteś mym oczekiwaniem</text:span><text:span text:style-name="T1"><text:line-break/></text:span><text:span text:style-name="T1">Uspokajasz serce moje</text:span><text:span text:style-name="T1"><text:line-break/></text:span><text:span text:style-name="T1">Uciszeniem jesteś i pokojem mym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8cm" svg:height="21.473cm" svg:x="0cm" svg:y="-0.236cm" presentation:class="title" presentation:user-transformed="true">
          <draw:text-box>
            <text:p text:style-name="P1"><text:span text:style-name="T1">2. Nie chcę, by się wywyższało serce</text:span><text:span text:style-name="T1"><text:line-break/></text:span><text:span text:style-name="T1">Wszystko czego pragnę to Twe progi</text:span><text:span text:style-name="T1"><text:line-break/></text:span><text:span text:style-name="T1">W ciszy na Twym boku siedzieć będę</text:span><text:span text:style-name="T1"><text:line-break/></text:span><text:span text:style-name="T1">Cieszyć się, że jesteś moim Bog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Oczekuję Ciebie, Panie</text:span><text:span text:style-name="T1"><text:line-break/></text:span><text:span text:style-name="T1">Jesteś mym oczekiwaniem</text:span><text:span text:style-name="T1"><text:line-break/></text:span><text:span text:style-name="T1">Uspokajasz serce moje</text:span><text:span text:style-name="T1"><text:line-break/></text:span><text:span text:style-name="T1">Uciszeniem jesteś i pokojem mym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11-30T20:18:24.14</dc:date>
    <dc:language>pl-PL</dc:language>
    <meta:editing-cycles>32</meta:editing-cycles>
    <meta:editing-duration>PT34M29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